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5.tmi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MUl View of the &lt;C,A&gt;, T Framework in EUROTRA</text:p>
          </table:table-cell>
          <table:table-cell office:value-type="string" calcext:value-type="string">
            <text:p>Doug Arnold and Lieven Jaspaert and Rod Johnson and Steven Krauwer and Mike Rosner and Louis des Tombe and Nino Varile and Susan Warwi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Production Environment Proposed for the eurotra Project</text:p>
          </table:table-cell>
          <table:table-cell table:style-name="ce1" office:value-type="string" calcext:value-type="string">
            <text:p>D. Bachu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ase Study in Software Evolution: from Ariane-78.4 to Ariane-85</text:p>
          </table:table-cell>
          <table:table-cell table:style-name="ce1" office:value-type="string" calcext:value-type="string">
            <text:p>Ch. Boitet, P. Guillaume and M. Quezel-Ambrunaz 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Approaches to Machine Translation</text:p>
          </table:table-cell>
          <table:table-cell office:value-type="string" calcext:value-type="string">
            <text:p>Jaime G. Carbonell and Masaru Tomita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on-Driven Machine Translation</text:p>
          </table:table-cell>
          <table:table-cell office:value-type="string" calcext:value-type="string">
            <text:p>Richard E.Cullingford and B.A. Onyshkevych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Design of Expert Systems Grafted on MT Systems</text:p>
          </table:table-cell>
          <table:table-cell office:value-type="string" calcext:value-type="string">
            <text:p>R. Gerber and Ch. Boitet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SDCG Formalism</text:p>
          </table:table-cell>
          <table:table-cell office:value-type="string" calcext:value-type="string">
            <text:p>Xiuming Huang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s an Expert Task</text:p>
          </table:table-cell>
          <table:table-cell office:value-type="string" calcext:value-type="string">
            <text:p>Roderick L. Johnson and Peter Whitelock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uctural Correspondences and Lexical-Functional Grammar</text:p>
          </table:table-cell>
          <table:table-cell office:value-type="string" calcext:value-type="string">
            <text:p>Ronald M. Kap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Significance of Sublanguage for Automatic Translation</text:p>
          </table:table-cell>
          <table:table-cell office:value-type="string" calcext:value-type="string">
            <text:p>Richard I. Kittredge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ng Syntax and Semantics</text:p>
          </table:table-cell>
          <table:table-cell office:value-type="string" calcext:value-type="string">
            <text:p>Steven L. Lytinen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T: a Prolog-Based Machine Translation System</text:p>
          </table:table-cell>
          <table:table-cell office:value-type="string" calcext:value-type="string">
            <text:p>Michael McCord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vering the Speaker's Decisions during Mechanical Translation</text:p>
          </table:table-cell>
          <table:table-cell office:value-type="string" calcext:value-type="string">
            <text:p>David McDonald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uctural Transformation in the Generation Stage of the MU Japanese to English Machine Translation System</text:p>
          </table:table-cell>
          <table:table-cell office:value-type="string" calcext:value-type="string">
            <text:p>Makoto Naga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lingua Design for translator</text:p>
          </table:table-cell>
          <table:table-cell office:value-type="string" calcext:value-type="string">
            <text:p>Sergei Nirenburg and Victor Raskin and Allen B. Tucker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evel Hypothesis in Discourse Analysis</text:p>
          </table:table-cell>
          <table:table-cell office:value-type="string" calcext:value-type="string">
            <text:p>James Pustejovsky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s and Natural Language Processing</text:p>
          </table:table-cell>
          <table:table-cell office:value-type="string" calcext:value-type="string">
            <text:p>Victor Raski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reliminary Linguistic Framework for EUROTRA, June 1985</text:p>
          </table:table-cell>
          <table:table-cell office:value-type="string" calcext:value-type="string">
            <text:p>Louis des Tombe and Doug Arnold and Lieven Jaspaert and Rod Johnson and Steven Krauwer and Mike Rosner and Nino Varile and Susan Warwick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sibility Study of Personal/Interactive Machine Translation Systems</text:p>
          </table:table-cell>
          <table:table-cell office:value-type="string" calcext:value-type="string">
            <text:p>Masaru Tomita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 Grammars: A Formalism for the Description of Linguistic Models</text:p>
          </table:table-cell>
          <table:table-cell office:value-type="string" calcext:value-type="string">
            <text:p>Bernard Vauquois and Sylviane Chappuy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Debugging Environment Proposed for eurotra</text:p>
          </table:table-cell>
          <table:table-cell office:value-type="string" calcext:value-type="string">
            <text:p>Nelson Verastegui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ledge Resource Tools for Accessing Large Text Files</text:p>
          </table:table-cell>
          <table:table-cell office:value-type="string" calcext:value-type="string">
            <text:p>Donald E. Walker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ctions on the Knowledge Needed to Process Ill-Formed Language</text:p>
          </table:table-cell>
          <table:table-cell office:value-type="string" calcext:value-type="string">
            <text:p>Ralph M. Weischedel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acteristics of the metal Machine Translation System at Production Stage</text:p>
          </table:table-cell>
          <table:table-cell office:value-type="string" calcext:value-type="string">
            <text:p>John S White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evance, Points of View and Dialogue Modelling</text:p>
          </table:table-cell>
          <table:table-cell office:value-type="string" calcext:value-type="string">
            <text:p>Yorick Wilks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15:53:55.937678554</dc:date>
    <meta:editing-duration>PT1M57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